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StreamHandler.URLStream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sameFile( java . net . URL var0 , java . net . URL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hostsEqual( java . net . URL var0 , java . net . URL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getHostAddress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hashCode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equals( java . net . URL var0 , java . net . URL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parseURL( java . net . URL var0 , java . lang . String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toExternalForm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StreamHandler.setURL( java . net . URL var0 , java . lang . String var1 , java . lang . String var2 , int var3 , java . lang . String var4 , java . lang . String var5 , java . lang . String var6 , java . lang . String var7 , java . lang . String var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